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Sender">
      <style:paragraph-properties fo:margin-top="0in" fo:margin-bottom="0.1965in" loext:contextual-spacing="false"/>
    </style:style>
    <style:style style:name="T1" style:family="text">
      <style:text-properties officeooo:rsid="000c0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e would love to hear from you.</text:h>
      <text:p text:style-name="Text_20_body">Here's how to get in touch with someone at <text:span text:style-name="T1">Ice-Cloud</text:span>.</text:p>
      <text:p text:style-name="Standard"/>
      <text:p text:style-name="Standard"/>
      <text:p text:style-name="P2"><text:span text:style-name="Strong_20_Emphasis">UTCN - Universitatea Tehnica Cluj-Napoca</text:span><text:line-break/>34 Observatorului Street<text:line-break/>Cluj-Napoca</text:p>
      <text:p text:style-name="Text_20_body"><text:span text:style-name="Strong_20_Emphasis">Magda Buhu</text:span><text:line-break/><text:a xlink:type="simple" xlink:href="mailto:buhu.magda@yahoo.com" text:style-name="Internet_20_link" text:visited-style-name="Visited_20_Internet_20_Link">buhu.magda@yahoo.com</text:a> </text:p>
      <text:p text:style-name="Text_20_body"><text:span text:style-name="Strong_20_Emphasis">Ionut Indre</text:span><text:line-break/><text:a xlink:type="simple" xlink:href="mailto:ionut.indre@yahoo.com" text:style-name="Internet_20_link" text:visited-style-name="Visited_20_Internet_20_Link">ionut.indre@yahoo.com</text:a> </text:p>
      <text:p text:style-name="Text_20_body"><text:span text:style-name="Strong_20_Emphasis">Roxana Mihalic</text:span><text:line-break/><text:a xlink:type="simple" xlink:href="mailto:mihalic_roxana@yahoo.com" text:style-name="Internet_20_link" text:visited-style-name="Visited_20_Internet_20_Link">mihalic_roxana@yahoo.com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4S</meta:editing-duration>
    <meta:editing-cycles>6</meta:editing-cycles>
    <meta:generator>LibreOffice/4.3.3.2$Windows_x86 LibreOffice_project/9bb7eadab57b6755b1265afa86e04bf45fbfc644</meta:generator>
    <dc:date>2015-01-07T15:01:42.134000000</dc:date>
    <meta:document-statistic meta:table-count="0" meta:image-count="0" meta:object-count="0" meta:page-count="1" meta:paragraph-count="6" meta:word-count="35" meta:character-count="267" meta:non-whitespace-character-count="235"/>
    <meta:user-defined meta:name="Info 1"/>
    <meta:user-defined meta:name="Info 2"/>
    <meta:user-defined meta:name="Info 3"/>
    <meta:user-defined meta:name="Info 4"/>
  </office:meta>
</office:document-meta>
</file>